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游ゴシック" svg:font-family="游ゴシック" style:font-family-generic="system" style:font-pitch="variable"/>
    <style:font-face style:name="游明朝" svg:font-family="游明朝"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size="12.5500001907349pt" fo:font-weight="normal" style:font-size-asian="11pt" style:font-weight-asian="normal" style:font-size-complex="12.5500001907349pt" style:font-weight-complex="normal"/>
    </style:style>
    <style:style style:name="P3" style:family="paragraph" style:parent-style-name="Standard">
      <style:text-properties fo:font-size="12.5500001907349pt" fo:font-weight="normal" officeooo:paragraph-rsid="001a4115" style:font-size-asian="11pt" style:font-weight-asian="normal" style:font-size-complex="12.5500001907349pt" style:font-weight-complex="normal"/>
    </style:style>
    <style:style style:name="P4" style:family="paragraph" style:parent-style-name="Standard">
      <style:text-properties fo:font-size="12.5500001907349pt" fo:font-weight="normal" officeooo:paragraph-rsid="00176be9" style:font-size-asian="11pt" style:font-weight-asian="normal" style:font-size-complex="12.5500001907349pt" style:font-weight-complex="normal"/>
    </style:style>
    <style:style style:name="P5" style:family="paragraph" style:parent-style-name="Standard">
      <style:text-properties fo:font-size="12.5500001907349pt" fo:font-weight="normal" officeooo:paragraph-rsid="00235bc4" style:font-size-asian="11pt" style:font-weight-asian="normal" style:font-size-complex="12.5500001907349pt" style:font-weight-complex="normal"/>
    </style:style>
    <style:style style:name="P6" style:family="paragraph" style:parent-style-name="Standard">
      <style:text-properties fo:font-size="12.5500001907349pt" fo:font-weight="normal" officeooo:paragraph-rsid="002bd12b" style:font-size-asian="11pt" style:font-weight-asian="normal" style:font-size-complex="12.5500001907349pt" style:font-weight-complex="normal"/>
    </style:style>
    <style:style style:name="P7" style:family="paragraph" style:parent-style-name="Standard">
      <style:text-properties fo:font-size="12.5500001907349pt" fo:font-weight="normal" officeooo:paragraph-rsid="0031efed" style:font-size-asian="11pt" style:font-weight-asian="normal" style:font-size-complex="12.5500001907349pt" style:font-weight-complex="normal"/>
    </style:style>
    <style:style style:name="P8" style:family="paragraph" style:parent-style-name="Standard">
      <style:text-properties fo:font-size="12.5500001907349pt" fo:font-weight="normal" officeooo:paragraph-rsid="0035e5cb" style:font-size-asian="11pt" style:font-weight-asian="normal" style:font-size-complex="12.5500001907349pt" style:font-weight-complex="normal"/>
    </style:style>
    <style:style style:name="P9" style:family="paragraph" style:parent-style-name="Standard">
      <style:text-properties fo:font-size="12.5500001907349pt" fo:font-weight="bold" style:font-size-asian="11pt" style:font-weight-asian="bold" style:font-size-complex="12.5500001907349pt" style:font-weight-complex="bold"/>
    </style:style>
    <style:style style:name="P10" style:family="paragraph" style:parent-style-name="Standard">
      <style:text-properties fo:font-size="12.5500001907349pt" fo:font-weight="bold" officeooo:paragraph-rsid="002bd12b" style:font-size-asian="11pt" style:font-weight-asian="bold" style:font-size-complex="12.5500001907349pt" style:font-weight-complex="bold"/>
    </style:style>
    <style:style style:name="T1" style:family="text">
      <style:text-properties fo:font-size="18pt" fo:font-weight="bold" style:font-size-asian="18pt" style:font-weight-asian="bold" style:font-size-complex="18pt" style:font-weight-complex="bold"/>
    </style:style>
    <style:style style:name="T2" style:family="text">
      <style:text-properties fo:font-size="12.5500001907349pt" style:font-size-asian="11pt" style:font-size-complex="12.5500001907349pt"/>
    </style:style>
    <style:style style:name="T3" style:family="text">
      <style:text-properties fo:font-size="12.5500001907349pt" fo:font-weight="normal" style:font-size-asian="11pt" style:font-weight-asian="normal" style:font-size-complex="12.5500001907349pt" style:font-weight-complex="normal"/>
    </style:style>
    <style:style style:name="T4" style:family="text">
      <style:text-properties fo:font-size="12.5500001907349pt" fo:font-weight="bold" style:font-size-asian="11pt" style:font-weight-asian="bold" style:font-size-complex="12.5500001907349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span text:style-name="T1">要件定義書</text:span></text:p>
      <text:p text:style-name="P2"/>
      <text:p text:style-name="P2">　ABCシステムSE</text:p>
      <text:p text:style-name="P2">・チームメンバー（プロジェクトリーダー：</text:p>
      <text:p text:style-name="P2">　　　　　　　　（コーティングリーダー：</text:p>
      <text:p text:style-name="P2">　　　　　　　　（データベースリーダー：</text:p>
      <text:p text:style-name="P2">　　　　　　　　（ドキュメントリーダー：</text:p>
      <text:p text:style-name="P2">　　　　　　　　（テストリーダー：</text:p>
      <text:p text:style-name="P2"/>
      <text:p text:style-name="P2">　　依頼内容→新宿トラベルという老舗の旅行会社から以下のシステム導入の依頼。</text:p>
      <text:p text:style-name="P2"/>
      <text:p text:style-name="P9">１．システム導入の目的</text:p>
      <text:p text:style-name="P2"/>
      <text:p text:style-name="Standard"><text:span text:style-name="T4">（１）システム化の目的</text:span><text:span text:style-name="T3">→最新技術を取り入れた宿予約システムを導入し、これにより業務の</text:span></text:p>
      <text:p text:style-name="P2">　　　　　　　　　　　　省略化と会員サービスの向上を目指す。</text:p>
      <text:p text:style-name="Standard"><text:span text:style-name="T4">（２）現行システムの問題点</text:span><text:span text:style-name="T3">→宿を調べるのが非効率である。。　</text:span></text:p>
      <text:p text:style-name="P2">　　　　　　　　　　　　　　会員が自分で宿の空き状況を確認する手段がなく、窓口に</text:p>
      <text:p text:style-name="P2">　　　　　　　　　　　　　　問い合わせるしかない。</text:p>
      <text:p text:style-name="P2">　　　　　　　　　　　　　　以上の理由から窓口業務が滞ることが多い。</text:p>
      <text:p text:style-name="P2"/>
      <text:p text:style-name="P9">２．システム化要件</text:p>
      <text:p text:style-name="P9"/>
      <text:p text:style-name="P9">（１）機能要件（管理側）</text:p>
      <text:p text:style-name="P9">　　　宿情報管理→宿情報の登録、検索、変更、削除をできるようにする。</text:p>
      <text:p text:style-name="P2">　　</text:p>
      <text:p text:style-name="P2">　　・宿泊プラン及び宿の登録→新しいパンフレットが届いたら、そこに</text:p>
      <text:p text:style-name="P2">　　　　　　　　　　　　　　　掲載されている宿泊プランに一意なIDを</text:p>
      <text:p text:style-name="P2">　　　　　　　　　　　　　　　割り当てて宿ID・宿名・プラン内容・金額</text:p>
      <text:p text:style-name="P2">　　　　　　　　　　　　　　　部屋数を「宿泊プラン目録」に記入する。</text:p>
      <text:p text:style-name="P2"/>
      <text:p text:style-name="P2">　　・宿泊プラン及び宿の変更→宿泊プランを変更する場合は「宿泊プラン目録」</text:p>
      <text:p text:style-name="P2">　　　　　　　　　　　　　　　から該当する宿泊プランを探して変更内容をもとに</text:p>
      <text:p text:style-name="P2">　　　　　　　　　　　　　　　「宿泊プラン目録」を書き換える。</text:p>
      <text:p text:style-name="P3">　　</text:p>
      <text:p text:style-name="P3">　　・宿泊プランの削除→宿の事情や時期が過ぎた宿泊プランを削除する場合は</text:p>
      <text:p text:style-name="P3">　　　　　　　　　　　　プランIDをもとにそのプランを「宿泊プラン」から</text:p>
      <text:p text:style-name="P3">　　　　　　　　　　　　探しだし、削除年月日を記入する。</text:p>
      <text:p text:style-name="P3">　　　　　　　　　　　　同時に宿IDをもとに「宿目録」を調べ、該当項目から</text:p>
      <text:p text:style-name="P3">　　　　　　　　　　　　削除したプランのIDを削除する。</text:p>
      <text:p text:style-name="P2">　　　その他の機能：料金と宿泊人数も追加する。</text:p>
      <text:p text:style-name="P6">　　　</text:p>
      <text:p text:style-name="P10"><text:soft-page-break/>（２）機能要件（会員側）</text:p>
      <text:p text:style-name="P9">　　　会員の登録、変更、退会をできるようにする。</text:p>
      <text:p text:style-name="P9"/>
      <text:p text:style-name="P1"><text:span text:style-name="T2">　　</text:span><text:span text:style-name="T3">・新規会員の登録→登録希望者に「会員登録申請用紙」と「身分証」を</text:span></text:p>
      <text:p text:style-name="P4">　　　　　　　　　　　カウンターに持ってきたら、ID・氏名・住所・電話番号</text:p>
      <text:p text:style-name="P4">　　　　　　　　　　　メール・生年月日を「会員台帳」に記入する。</text:p>
      <text:p text:style-name="P4">　　　　　　　　　　　この時に、会員に新しい一意なID（連番の数字）を</text:p>
      <text:p text:style-name="P4">　　　　　　　　　　　割り当てます。</text:p>
      <text:p text:style-name="P4">　　　</text:p>
      <text:p text:style-name="P4">　　・会員情報の変更→変更申請には会員証が必要であることを伝え、カウンターで</text:p>
      <text:p text:style-name="P4">　　　　　　　　　　　「会員情報変更申請用紙」を記入し、用紙に記載された内容に</text:p>
      <text:p text:style-name="P4">　　　　　　　　　　　従い、「会員台帳」を書き換える。</text:p>
      <text:p text:style-name="P4"/>
      <text:p text:style-name="P4">　　・会員の退会→会員から退会の希望があった場合、会員証の提示をお願いする。</text:p>
      <text:p text:style-name="P4">　　　　　　　　　「会員台帳」から該当する会員を探して退会年月日を記入する。</text:p>
      <text:p text:style-name="P4">　　　　　　　　　会員証は会員に返却せず、シュレッダーで破棄する。</text:p>
      <text:p text:style-name="P2"/>
      <text:p text:style-name="P1"><text:span text:style-name="T3">　　　</text:span><text:span text:style-name="T2">（３）非機能要件（会員側）</text:span></text:p>
      <text:p text:style-name="P9">　　　予約、予約変更、予約履歴、予約のキャンセル、口コミの投稿をできるようにする。</text:p>
      <text:p text:style-name="P9"/>
      <text:p text:style-name="P2">　　・宿の予約→予約が可能な場合は宿泊プランごとに「予約台帳」に一行追加し</text:p>
      <text:p text:style-name="P2">　　　　　　　　会員ID・プランID・予約年月日・チェックイン日・チェック</text:p>
      <text:p text:style-name="P2">　　　　　　　　アウト日・部屋数を記入する。</text:p>
      <text:p text:style-name="P2">　　　　　　　　空きがなく予約ができない場合、あきらめてもらうか、キャンセル</text:p>
      <text:p text:style-name="P2">　　　　　　　　待ちを希望するかを確認する。</text:p>
      <text:p text:style-name="P5">　　</text:p>
      <text:p text:style-name="P5">　　　・予約変更→会員が予約のためにカウンターに来たら、現在その会員が予約している</text:p>
      <text:p text:style-name="P2">　　　　　　　　　宿泊プランを「予約台帳」から調べる。</text:p>
      <text:p text:style-name="P2">　　　　　　　　　変更内容をもとに「予約台帳」を書き換える。</text:p>
      <text:p text:style-name="P2">　　　　　　　　　宿泊プランを変更する場合、現在予約しているプランをキャンセルし</text:p>
      <text:p text:style-name="P2">　　　　　　　　　新たに予約という手順を行う。</text:p>
      <text:p text:style-name="P2"/>
      <text:p text:style-name="P2">　　・予約履歴→過去に予約した宿の履歴を確認できるようにする。</text:p>
      <text:p text:style-name="P2"/>
      <text:p text:style-name="P2">　　・予約のキャンセル→会員が予約のキャンセルのためにカウンターに来たら、会員IDと</text:p>
      <text:p text:style-name="P2">　　　　　　　　　　　　プランIDをもとに「予約台帳」から予約情報を見つける。</text:p>
      <text:p text:style-name="P2">　　　　　　　　　　　　そのキャンセル項目にチェックを記入する。</text:p>
      <text:p text:style-name="P2">　　　　　　　　　　　　キャンセルされた予約を「キャンセル待ち台帳」からチェックします。</text:p>
      <text:p text:style-name="P2">　　　　　　　　　　　　加えてキャンセル待ちがある場合、「キャンセル待ち台帳」の割り当　　　　　</text:p>
      <text:p text:style-name="P2">　　　　　　　　　　　　て項目に「〆」 を記入し、キャンセル待ちにしている会員に電話や</text:p>
      <text:p text:style-name="P2">　　　　　　　　　　　　電子メールで連絡する。</text:p>
      <text:p text:style-name="P2">　　・口コミ投稿→宿への口コミを投稿できるようにする。</text:p>
      <text:p text:style-name="P7"><text:soft-page-break/>　　・後々、機能があれば追加していく。（デザインや装飾等は時間に余裕があれば実施）</text:p>
      <text:p text:style-name="P8">　　　その他の機能：</text:p>
      <text:p text:style-name="P8"/>
      <text:p text:style-name="P8">　　・開発期間：研修期間と同じ。納品時に新システムを納品。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游ゴシック" svg:font-family="游ゴシック" style:font-family-generic="system" style:font-pitch="variable"/>
    <style:font-face style:name="游明朝" svg:font-family="游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游明朝" style:font-size-asian="10.5pt" style:language-asian="ja" style:country-asian="JP"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游明朝" style:font-size-asian="10.5pt" style:language-asian="ja" style:country-asian="JP"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游ゴシック" style:font-family-asian="游ゴシック"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5-17T09:52:57.834000000</meta:creation-date>
    <dc:date>2022-05-19T14:37:25.121000000</dc:date>
    <meta:editing-duration>PT1H28M54S</meta:editing-duration>
    <meta:editing-cycles>23</meta:editing-cycles>
    <meta:generator>LibreOffice/7.2.5.2$Windows_X86_64 LibreOffice_project/499f9727c189e6ef3471021d6132d4c694f357e5</meta:generator>
    <meta:print-date>2022-05-17T13:58:49.722000000</meta:print-date>
    <meta:document-statistic meta:table-count="0" meta:image-count="0" meta:object-count="0" meta:page-count="3" meta:paragraph-count="73" meta:word-count="1533" meta:character-count="2068" meta:non-whitespace-character-count="1547"/>
  </office:meta>
</office:document-meta>
</file>